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26" calcext:value-type="float">
            <text:p>261.626</text:p>
          </table:table-cell>
          <table:table-cell table:formula="of:=ROUND([.B2]/48828.15*2^17)" office:value-type="float" office:value="702" calcext:value-type="float">
            <text:p>7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#4</text:p>
          </table:table-cell>
          <table:table-cell table:formula="of:=[.B2]+(0.05946*[.B2])" office:value-type="float" office:value="277.18228196" calcext:value-type="float">
            <text:p>277.18228196</text:p>
          </table:table-cell>
          <table:table-cell table:formula="of:=ROUND([.B3]/48828.15*2^17)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</text:p>
          </table:table-cell>
          <table:table-cell table:formula="of:=[.B3]+(0.05946*[.B3])" office:value-type="float" office:value="293.663540445342" calcext:value-type="float">
            <text:p>293.663540445342</text:p>
          </table:table-cell>
          <table:table-cell table:formula="of:=ROUND([.B4]/48828.15*2^17)" office:value-type="float" office:value="788" calcext:value-type="float">
            <text:p>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#4</text:p>
          </table:table-cell>
          <table:table-cell table:formula="of:=[.B4]+(0.05946*[.B4])" office:value-type="float" office:value="311.124774560222" calcext:value-type="float">
            <text:p>311.124774560222</text:p>
          </table:table-cell>
          <table:table-cell table:formula="of:=ROUND([.B5]/48828.15*2^17)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4</text:p>
          </table:table-cell>
          <table:table-cell table:formula="of:=[.B5]+(0.05946*[.B5])" office:value-type="float" office:value="329.624253655572" calcext:value-type="float">
            <text:p>329.624253655572</text:p>
          </table:table-cell>
          <table:table-cell table:formula="of:=ROUND([.B6]/48828.15*2^17)" office:value-type="float" office:value="885" calcext:value-type="float">
            <text:p>8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4</text:p>
          </table:table-cell>
          <table:table-cell table:formula="of:=[.B6]+(0.05946*[.B6])" office:value-type="float" office:value="349.223711777933" calcext:value-type="float">
            <text:p>349.223711777933</text:p>
          </table:table-cell>
          <table:table-cell table:formula="of:=ROUND([.B7]/48828.15*2^17)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#4</text:p>
          </table:table-cell>
          <table:table-cell table:style-name="ce2" table:formula="of:=[.B7]+(0.05946*[.B7])" office:value-type="float" office:value="369.988553680249" calcext:value-type="float">
            <text:p>369.988553680249</text:p>
          </table:table-cell>
          <table:table-cell table:formula="of:=ROUND([.B8]/48828.15*2^17)" office:value-type="float" office:value="993" calcext:value-type="float">
            <text:p>993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table:formula="of:=[.B8]+(0.05946*[.B8])" office:value-type="float" office:value="391.988073082076" calcext:value-type="float">
            <text:p>391.988073082076</text:p>
          </table:table-cell>
          <table:table-cell table:formula="of:=ROUND([.B9]/48828.15*2^17)" office:value-type="float" office:value="1052" calcext:value-type="float">
            <text:p>1052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G#4</text:p>
          </table:table-cell>
          <table:table-cell table:style-name="ce2" table:formula="of:=[.B9]+(0.05946*[.B9])" office:value-type="float" office:value="415.295683907536" calcext:value-type="float">
            <text:p>415.295683907536</text:p>
          </table:table-cell>
          <table:table-cell table:formula="of:=ROUND([.B10]/48828.15*2^17)" office:value-type="float" office:value="1115" calcext:value-type="float">
            <text:p>1115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table:formula="of:=[.B10]+(0.05946*[.B10])" office:value-type="float" office:value="439.989165272679" calcext:value-type="float">
            <text:p>439.989165272679</text:p>
          </table:table-cell>
          <table:table-cell table:formula="of:=ROUND([.B11]/48828.15*2^17)" office:value-type="float" office:value="1181" calcext:value-type="float">
            <text:p>1181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A#4</text:p>
          </table:table-cell>
          <table:table-cell table:formula="of:=[.B11]+(0.05946*[.B11])" office:value-type="float" office:value="466.150921039792" calcext:value-type="float">
            <text:p>466.150921039792</text:p>
          </table:table-cell>
          <table:table-cell table:formula="of:=ROUND([.B12]/48828.15*2^17)" office:value-type="float" office:value="1251" calcext:value-type="float">
            <text:p>1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</text:p>
          </table:table-cell>
          <table:table-cell table:formula="of:=[.B12]+(0.05946*[.B12])" office:value-type="float" office:value="493.868254804818" calcext:value-type="float">
            <text:p>493.868254804818</text:p>
          </table:table-cell>
          <table:table-cell table:formula="of:=ROUND([.B13]/48828.15*2^17)" office:value-type="float" office:value="1326" calcext:value-type="float">
            <text:p>13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1" calcext:value-type="float">
            <text:p>523.251</text:p>
          </table:table-cell>
          <table:table-cell table:formula="of:=ROUND([.B14]/48828.15*2^17)" office:value-type="float" office:value="1405" calcext:value-type="float">
            <text:p>140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3:11:36.861966627</meta:creation-date>
    <dc:date>2021-03-18T23:15:57.939545890</dc:date>
    <meta:editing-duration>PT4M19S</meta:editing-duration>
    <meta:editing-cycles>3</meta:editing-cycles>
    <meta:generator>LibreOffice/6.4.6.2$Linux_X86_64 LibreOffice_project/40$Build-2</meta:generator>
    <meta:document-statistic meta:table-count="1" meta:cell-count="42" meta:object-count="0"/>
  </office:meta>
</office:document-meta>
</file>